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833000005DB4031CB9C.png" manifest:media-type="image/png"/>
  <manifest:file-entry manifest:full-path="Pictures/1000000000000833000005DB9264DABD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cm" svg:height="9.498cm" svg:x="15.491cm" svg:y="0.991cm">
          <draw:image xlink:href="Pictures/1000000000000833000005DB9264DABD.png" xlink:type="simple" xlink:show="embed" xlink:actuate="onLoad" draw:mime-type="image/png">
            <text:p/>
          </draw:image>
        </draw:frame>
        <draw:frame draw:style-name="gr1" draw:text-style-name="P1" draw:layer="layout" svg:width="13.9cm" svg:height="9.926cm" svg:x="0.591cm" svg:y="1.065cm">
          <draw:image xlink:href="Pictures/1000000000000833000005DB4031CB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69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24T11:49:05.516474334</dc:date>
    <meta:editing-duration>PT5M57S</meta:editing-duration>
    <meta:editing-cycles>5</meta:editing-cycles>
    <meta:generator>LibreOffice/24.2.3.2$MacOSX_AARCH64 LibreOffice_project/433d9c2ded56988e8a90e6b2e771ee4e6a5ab2ba</meta:generator>
    <meta:document-statistic meta:object-count="2"/>
  </office:meta>
</office:document-meta>
</file>